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6">
            <text:p>Beta-79886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660.0">
            <text:p>66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6">
            <text:p>-9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0">
            <text:p>Beta-144020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3370.0">
            <text:p>3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4">
            <text:p>I-4844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5600.0">
            <text:p>56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2">
            <text:p>I-4842</text:p>
          </table:table-cell>
          <table:table-cell office:value-type="float" office:value="51.48">
            <text:p>51.48</text:p>
          </table:table-cell>
          <table:table-cell office:value-type="float" office:value="-2.71">
            <text:p>-2.71</text:p>
          </table:table-cell>
          <table:table-cell office:value-type="float" office:value="4240.0">
            <text:p>424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">
            <text:p>-3.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3">
            <text:p>I-440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0.0">
            <text:p>836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7.07">
            <text:p>-27.07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402">
            <text:p>I-4402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480.0">
            <text:p>848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3.05">
            <text:p>-23.0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79887">
            <text:p>Beta-79887</text:p>
          </table:table-cell>
          <table:table-cell office:value-type="float" office:value="51.58">
            <text:p>51.58</text:p>
          </table:table-cell>
          <table:table-cell office:value-type="float" office:value="-2.72">
            <text:p>-2.72</text:p>
          </table:table-cell>
          <table:table-cell office:value-type="float" office:value="6360.0">
            <text:p>63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2">
            <text:p>-7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caifeLong1994,ShennanEtal2018">
            <text:p>ScaifeLong1994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4021">
            <text:p>Beta-144021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2940.0">
            <text:p>29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4846">
            <text:p>I-4846</text:p>
          </table:table-cell>
          <table:table-cell office:value-type="float" office:value="51.4">
            <text:p>51.4</text:p>
          </table:table-cell>
          <table:table-cell office:value-type="float" office:value="-2.86">
            <text:p>-2.86</text:p>
          </table:table-cell>
          <table:table-cell office:value-type="float" office:value="3690.0">
            <text:p>36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3">
            <text:p>Beta-80693</text:p>
          </table:table-cell>
          <table:table-cell office:value-type="float" office:value="51.81">
            <text:p>51.81</text:p>
          </table:table-cell>
          <table:table-cell office:value-type="float" office:value="-2.34">
            <text:p>-2.34</text:p>
          </table:table-cell>
          <table:table-cell office:value-type="float" office:value="2340.0">
            <text:p>23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8">
            <text:p>-3.4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8">
            <text:p>Beta-288888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760.0">
            <text:p>77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4">
            <text:p>Beta-288884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40.0">
            <text:p>81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6">
            <text:p>I-339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250.0">
            <text:p>5250.0</text:p>
          </table:table-cell>
          <table:table-cell office:value-type="float" office:value="140.0">
            <text:p>1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5">
            <text:p>I-3395</text:p>
          </table:table-cell>
          <table:table-cell office:value-type="float" office:value="51.2">
            <text:p>51.2</text:p>
          </table:table-cell>
          <table:table-cell office:value-type="float" office:value="-3.12">
            <text:p>-3.12</text:p>
          </table:table-cell>
          <table:table-cell office:value-type="float" office:value="4790.0">
            <text:p>4790.0</text:p>
          </table:table-cell>
          <table:table-cell office:value-type="float" office:value="120.0">
            <text:p>12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2">
            <text:p>0.42</text:p>
          </table:table-cell>
          <table:table-cell office:value-type="float" office:value="0.42">
            <text:p>0.4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90">
            <text:p>I-2690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7360.0">
            <text:p>736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52">
            <text:p>-14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9">
            <text:p>I-2689</text:p>
          </table:table-cell>
          <table:table-cell office:value-type="float" office:value="51.2">
            <text:p>51.2</text:p>
          </table:table-cell>
          <table:table-cell office:value-type="float" office:value="-3.06">
            <text:p>-3.06</text:p>
          </table:table-cell>
          <table:table-cell office:value-type="float" office:value="6890.0">
            <text:p>68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1">
            <text:p>-12.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2688">
            <text:p>I-2688</text:p>
          </table:table-cell>
          <table:table-cell office:value-type="float" office:value="51.22">
            <text:p>51.22</text:p>
          </table:table-cell>
          <table:table-cell office:value-type="float" office:value="-3.1">
            <text:p>-3.1</text:p>
          </table:table-cell>
          <table:table-cell office:value-type="float" office:value="7060.0">
            <text:p>7060.0</text:p>
          </table:table-cell>
          <table:table-cell office:value-type="float" office:value="160.0">
            <text:p>16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3.51">
            <text:p>3.51</text:p>
          </table:table-cell>
          <table:table-cell office:value-type="float" office:value="3.51">
            <text:p>3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6">
            <text:p>IGS-26</text:p>
          </table:table-cell>
          <table:table-cell office:value-type="float" office:value="51.42">
            <text:p>51.42</text:p>
          </table:table-cell>
          <table:table-cell office:value-type="float" office:value="-2.82">
            <text:p>-2.82</text:p>
          </table:table-cell>
          <table:table-cell office:value-type="float" office:value="6100.0">
            <text:p>61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GilbertsonHawkins1983,ShennanEtal2018">
            <text:p>GilbertsonHawkins1983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7">
            <text:p>IGS-27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110.0">
            <text:p>31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28">
            <text:p>IGS-28</text:p>
          </table:table-cell>
          <table:table-cell office:value-type="float" office:value="51.55">
            <text:p>51.55</text:p>
          </table:table-cell>
          <table:table-cell office:value-type="float" office:value="-2.65">
            <text:p>-2.65</text:p>
          </table:table-cell>
          <table:table-cell office:value-type="float" office:value="3905.0">
            <text:p>3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4">
            <text:p>IGS-34</text:p>
          </table:table-cell>
          <table:table-cell office:value-type="float" office:value="51.43">
            <text:p>51.43</text:p>
          </table:table-cell>
          <table:table-cell office:value-type="float" office:value="-2.88">
            <text:p>-2.88</text:p>
          </table:table-cell>
          <table:table-cell office:value-type="float" office:value="5815.0">
            <text:p>581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">
            <text:p>-7.2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5">
            <text:p>IGS-35</text:p>
          </table:table-cell>
          <table:table-cell office:value-type="float" office:value="51.43">
            <text:p>51.43</text:p>
          </table:table-cell>
          <table:table-cell office:value-type="float" office:value="-2.87">
            <text:p>-2.87</text:p>
          </table:table-cell>
          <table:table-cell office:value-type="float" office:value="5360.0">
            <text:p>53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6">
            <text:p>IGS-36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3510.0">
            <text:p>35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1">
            <text:p>-3.6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39">
            <text:p>IGS-39</text:p>
          </table:table-cell>
          <table:table-cell office:value-type="float" office:value="51.42">
            <text:p>51.42</text:p>
          </table:table-cell>
          <table:table-cell office:value-type="float" office:value="-2.81">
            <text:p>-2.81</text:p>
          </table:table-cell>
          <table:table-cell office:value-type="float" office:value="6100.0">
            <text:p>61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4">
            <text:p>-8.24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0">
            <text:p>IGS-40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3675.0">
            <text:p>36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41">
            <text:p>IGS-41</text:p>
          </table:table-cell>
          <table:table-cell office:value-type="float" office:value="51.35">
            <text:p>51.35</text:p>
          </table:table-cell>
          <table:table-cell office:value-type="float" office:value="-2.94">
            <text:p>-2.94</text:p>
          </table:table-cell>
          <table:table-cell office:value-type="float" office:value="4530.0">
            <text:p>453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1">
            <text:p>Beta-189681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3470.0">
            <text:p>34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2">
            <text:p>Beta-189682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650.0">
            <text:p>46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3">
            <text:p>Beta-189683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4900.0">
            <text:p>4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1">
            <text:p>-5.31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5">
            <text:p>Beta-28888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37">
            <text:p>-18.3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6">
            <text:p>Beta-288886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7820.0">
            <text:p>78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85">
            <text:p>-1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7">
            <text:p>Beta-288887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540.0">
            <text:p>85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89">
            <text:p>Beta-288889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7900.0">
            <text:p>79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0">
            <text:p>Beta-288890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00.0">
            <text:p>79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1">
            <text:p>Beta-28889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20.0">
            <text:p>79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0696">
            <text:p>Beta-80696</text:p>
          </table:table-cell>
          <table:table-cell office:value-type="float" office:value="51.72">
            <text:p>51.72</text:p>
          </table:table-cell>
          <table:table-cell office:value-type="float" office:value="-2.38">
            <text:p>-2.38</text:p>
          </table:table-cell>
          <table:table-cell office:value-type="float" office:value="3110.0">
            <text:p>31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8892">
            <text:p>Beta-288892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50.0">
            <text:p>7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9">
            <text:p>-19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0">
            <text:p>Beta-289590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340.0">
            <text:p>83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89">
            <text:p>-14.8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91">
            <text:p>Beta-289591</text:p>
          </table:table-cell>
          <table:table-cell office:value-type="float" office:value="51.23">
            <text:p>51.23</text:p>
          </table:table-cell>
          <table:table-cell office:value-type="float" office:value="-3.17">
            <text:p>-3.17</text:p>
          </table:table-cell>
          <table:table-cell office:value-type="float" office:value="8130.0">
            <text:p>81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23">
            <text:p>-19.2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93623">
            <text:p>Beta-193623</text:p>
          </table:table-cell>
          <table:table-cell office:value-type="float" office:value="51.54">
            <text:p>51.54</text:p>
          </table:table-cell>
          <table:table-cell office:value-type="float" office:value="-2.84">
            <text:p>-2.84</text:p>
          </table:table-cell>
          <table:table-cell office:value-type="float" office:value="5990.0">
            <text:p>5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4">
            <text:p>-7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GS-53">
            <text:p>IGS-53</text:p>
          </table:table-cell>
          <table:table-cell office:value-type="float" office:value="51.22">
            <text:p>51.22</text:p>
          </table:table-cell>
          <table:table-cell office:value-type="float" office:value="-2.96">
            <text:p>-2.96</text:p>
          </table:table-cell>
          <table:table-cell office:value-type="float" office:value="8365.0">
            <text:p>8365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4.55">
            <text:p>-24.5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5">
            <text:p>Beta-189685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950.0">
            <text:p>5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89684">
            <text:p>Beta-189684</text:p>
          </table:table-cell>
          <table:table-cell office:value-type="float" office:value="51.47">
            <text:p>51.47</text:p>
          </table:table-cell>
          <table:table-cell office:value-type="float" office:value="-2.76">
            <text:p>-2.76</text:p>
          </table:table-cell>
          <table:table-cell office:value-type="float" office:value="5270.0">
            <text:p>52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5">
            <text:p>-6.15</text:p>
          </table:table-cell>
          <table:table-cell office:value-type="float" office:value="0.88">
            <text:p>0.88</text:p>
          </table:table-cell>
          <table:table-cell office:value-type="float" office:value="0.88">
            <text:p>0.88</text:p>
          </table:table-cell>
          <table:table-cell office:value-type="string" office:value="HillEtal2007,ShennanEtal2018">
            <text:p>Hill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289589">
            <text:p>Beta-289589</text:p>
          </table:table-cell>
          <table:table-cell office:value-type="float" office:value="51.21">
            <text:p>51.21</text:p>
          </table:table-cell>
          <table:table-cell office:value-type="float" office:value="-3.15">
            <text:p>-3.15</text:p>
          </table:table-cell>
          <table:table-cell office:value-type="float" office:value="8220.0">
            <text:p>82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7.09">
            <text:p>-17.0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5">
            <text:p>Beta-142355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5210.0">
            <text:p>52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397">
            <text:p>I-339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3">
            <text:p>Beta-142353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5370.0">
            <text:p>53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6">
            <text:p>-6.0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7">
            <text:p>GrA-5374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395.0">
            <text:p>839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I-3713">
            <text:p>I-3713</text:p>
          </table:table-cell>
          <table:table-cell office:value-type="float" office:value="51.22">
            <text:p>51.22</text:p>
          </table:table-cell>
          <table:table-cell office:value-type="float" office:value="-2.99">
            <text:p>-2.99</text:p>
          </table:table-cell>
          <table:table-cell office:value-type="float" office:value="7320.0">
            <text:p>73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22">
            <text:p>-14.22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7">
            <text:p>WK-5297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590.0">
            <text:p>55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07">
            <text:p>-9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746">
            <text:p>GrA-5374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50.0">
            <text:p>81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8">
            <text:p>GrA-53628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5.0">
            <text:p>811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53">
            <text:p>-19.5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7">
            <text:p>GrA-53627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525.0">
            <text:p>85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5">
            <text:p>-17.35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625">
            <text:p>GrA-536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80.0">
            <text:p>7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1">
            <text:p>-19.3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6">
            <text:p>GrA-53526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605.0">
            <text:p>86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5">
            <text:p>GrA-53525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110.0">
            <text:p>811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6.19">
            <text:p>-16.19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3">
            <text:p>GrA-53523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1">
            <text:p>GrA-53521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65.0">
            <text:p>806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7.3">
            <text:p>-17.3</text:p>
          </table:table-cell>
          <table:table-cell office:value-type="float" office:value="3.45">
            <text:p>3.45</text:p>
          </table:table-cell>
          <table:table-cell office:value-type="float" office:value="3.45">
            <text:p>3.45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20">
            <text:p>GrA-53520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7905.0">
            <text:p>790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9">
            <text:p>GrA-53519</text:p>
          </table:table-cell>
          <table:table-cell office:value-type="float" office:value="51.22">
            <text:p>51.22</text:p>
          </table:table-cell>
          <table:table-cell office:value-type="float" office:value="-3.17">
            <text:p>-3.17</text:p>
          </table:table-cell>
          <table:table-cell office:value-type="float" office:value="8040.0">
            <text:p>804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15">
            <text:p>-18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691">
            <text:p>Q-691</text:p>
          </table:table-cell>
          <table:table-cell office:value-type="float" office:value="51.59">
            <text:p>51.59</text:p>
          </table:table-cell>
          <table:table-cell office:value-type="float" office:value="-2.91">
            <text:p>-2.91</text:p>
          </table:table-cell>
          <table:table-cell office:value-type="float" office:value="2660.0">
            <text:p>266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1">
            <text:p>-3.11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8">
            <text:p>GrA-53518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8025.0">
            <text:p>8025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4">
            <text:p>CAR-64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130.0">
            <text:p>31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4">
            <text:p>Beta-142354</text:p>
          </table:table-cell>
          <table:table-cell office:value-type="float" office:value="51.29">
            <text:p>51.29</text:p>
          </table:table-cell>
          <table:table-cell office:value-type="float" office:value="-2.98">
            <text:p>-2.98</text:p>
          </table:table-cell>
          <table:table-cell office:value-type="float" office:value="3500.0">
            <text:p>35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45">
            <text:p>CAR-64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3440.0">
            <text:p>3440.0</text:p>
          </table:table-cell>
          <table:table-cell office:value-type="float" office:value="70.0">
            <text:p>70.0</text:p>
          </table:table-cell>
          <table:table-cell office:value-type="string" office:value="raised bog peat">
            <text:p>raised bog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2">
            <text:p>-4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4">
            <text:p>CAR-654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090.0">
            <text:p>5090.0</text:p>
          </table:table-cell>
          <table:table-cell office:value-type="float" office:value="80.0">
            <text:p>8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8">
            <text:p>-6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5">
            <text:p>CAR-655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40.0">
            <text:p>544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2">
            <text:p>-6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6">
            <text:p>CAR-65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360.0">
            <text:p>536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7">
            <text:p>CAR-657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530.0">
            <text:p>5530.0</text:p>
          </table:table-cell>
          <table:table-cell office:value-type="float" office:value="90.0">
            <text:p>9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1">
            <text:p>-5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8">
            <text:p>CAR-65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850.0">
            <text:p>5850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6">
            <text:p>-6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659">
            <text:p>CAR-659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959.0">
            <text:p>5959.0</text:p>
          </table:table-cell>
          <table:table-cell office:value-type="float" office:value="80.0">
            <text:p>8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2">
            <text:p>-6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6">
            <text:p>CAR-776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480.0">
            <text:p>548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3">
            <text:p>-5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CAR-778">
            <text:p>CAR-778</text:p>
          </table:table-cell>
          <table:table-cell office:value-type="float" office:value="51.53">
            <text:p>51.53</text:p>
          </table:table-cell>
          <table:table-cell office:value-type="float" office:value="-2.89">
            <text:p>-2.89</text:p>
          </table:table-cell>
          <table:table-cell office:value-type="float" office:value="5660.0">
            <text:p>5660.0</text:p>
          </table:table-cell>
          <table:table-cell office:value-type="float" office:value="80.0">
            <text:p>8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6">
            <text:p>-5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Morgan1989,ShennanEtal2018">
            <text:p>SmithMorgan1989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6">
            <text:p>GU-3246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90.0">
            <text:p>25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U-3247">
            <text:p>GU-3247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60.0">
            <text:p>25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usleyEtal2007,ShennanEtal2018">
            <text:p>HousleyEtal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GrA-53517">
            <text:p>GrA-53517</text:p>
          </table:table-cell>
          <table:table-cell office:value-type="float" office:value="51.23">
            <text:p>51.23</text:p>
          </table:table-cell>
          <table:table-cell office:value-type="float" office:value="-3.18">
            <text:p>-3.18</text:p>
          </table:table-cell>
          <table:table-cell office:value-type="float" office:value="7940.0">
            <text:p>794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9.3">
            <text:p>-19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riffithsEtal2015,ShennanEtal2018">
            <text:p>GriffithsEtal2015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423">
            <text:p>Q-423</text:p>
          </table:table-cell>
          <table:table-cell office:value-type="float" office:value="51.15">
            <text:p>51.15</text:p>
          </table:table-cell>
          <table:table-cell office:value-type="float" office:value="-2.81">
            <text:p>-2.81</text:p>
          </table:table-cell>
          <table:table-cell office:value-type="float" office:value="5510.0">
            <text:p>551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88">
            <text:p>-5.88</text:p>
          </table:table-cell>
          <table:table-cell office:value-type="float" office:value="0.32">
            <text:p>0.32</text:p>
          </table:table-cell>
          <table:table-cell office:value-type="float" office:value="0.32">
            <text:p>0.3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8">
            <text:p>WK-5298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6340.0">
            <text:p>6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8">
            <text:p>-9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0">
            <text:p>Beta-101740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370.0">
            <text:p>33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299">
            <text:p>WK-5299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5370.0">
            <text:p>53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0">
            <text:p>Q-120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412.0">
            <text:p>541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26">
            <text:p>Q-126</text:p>
          </table:table-cell>
          <table:table-cell office:value-type="float" office:value="51.21">
            <text:p>51.21</text:p>
          </table:table-cell>
          <table:table-cell office:value-type="float" office:value="-2.86">
            <text:p>-2.86</text:p>
          </table:table-cell>
          <table:table-cell office:value-type="float" office:value="5620.0">
            <text:p>562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7">
            <text:p>-6.1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134">
            <text:p>Q-134</text:p>
          </table:table-cell>
          <table:table-cell office:value-type="float" office:value="51.23">
            <text:p>51.23</text:p>
          </table:table-cell>
          <table:table-cell office:value-type="float" office:value="-2.97">
            <text:p>-2.97</text:p>
          </table:table-cell>
          <table:table-cell office:value-type="float" office:value="6262.0">
            <text:p>6262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8">
            <text:p>-10.78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8">
            <text:p>Q-2458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860.0">
            <text:p>28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8">
            <text:p>-2.3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Q-2459">
            <text:p>Q-2459</text:p>
          </table:table-cell>
          <table:table-cell office:value-type="float" office:value="51.17">
            <text:p>51.17</text:p>
          </table:table-cell>
          <table:table-cell office:value-type="float" office:value="-2.73">
            <text:p>-2.73</text:p>
          </table:table-cell>
          <table:table-cell office:value-type="float" office:value="2550.0">
            <text:p>25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7">
            <text:p>-1.9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ousley1988,ShennanEtal2018">
            <text:p>Housley198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6">
            <text:p>NPL-146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3460.0">
            <text:p>3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7">
            <text:p>-5.1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7">
            <text:p>NPL-147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5380.0">
            <text:p>538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7">
            <text:p>-6.7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1">
            <text:p>Beta-101741</text:p>
          </table:table-cell>
          <table:table-cell office:value-type="float" office:value="51.25">
            <text:p>51.25</text:p>
          </table:table-cell>
          <table:table-cell office:value-type="float" office:value="-2.78">
            <text:p>-2.78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01742">
            <text:p>Beta-101742</text:p>
          </table:table-cell>
          <table:table-cell office:value-type="float" office:value="51.25">
            <text:p>51.25</text:p>
          </table:table-cell>
          <table:table-cell office:value-type="float" office:value="-2.77">
            <text:p>-2.77</text:p>
          </table:table-cell>
          <table:table-cell office:value-type="float" office:value="3250.0">
            <text:p>32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9">
            <text:p>-1.9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slettEtal1998,ShennanEtal2018">
            <text:p>HaslettEtal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NPL-148">
            <text:p>NPL-148</text:p>
          </table:table-cell>
          <table:table-cell office:value-type="float" office:value="51.21">
            <text:p>51.21</text:p>
          </table:table-cell>
          <table:table-cell office:value-type="float" office:value="-3.11">
            <text:p>-3.11</text:p>
          </table:table-cell>
          <table:table-cell office:value-type="float" office:value="6230.0">
            <text:p>6230.0</text:p>
          </table:table-cell>
          <table:table-cell office:value-type="float" office:value="95.0">
            <text:p>9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7">
            <text:p>-7.5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WK-5300">
            <text:p>WK-5300</text:p>
          </table:table-cell>
          <table:table-cell office:value-type="float" office:value="51.24">
            <text:p>51.24</text:p>
          </table:table-cell>
          <table:table-cell office:value-type="float" office:value="-3.0">
            <text:p>-3.0</text:p>
          </table:table-cell>
          <table:table-cell office:value-type="float" office:value="4790.0">
            <text:p>47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9">
            <text:p>-5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ruce1998,ShennanEtal2018">
            <text:p>Druce1998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2">
            <text:p>Beta-142352</text:p>
          </table:table-cell>
          <table:table-cell office:value-type="float" office:value="51.27">
            <text:p>51.27</text:p>
          </table:table-cell>
          <table:table-cell office:value-type="float" office:value="-2.89">
            <text:p>-2.89</text:p>
          </table:table-cell>
          <table:table-cell office:value-type="float" office:value="3190.0">
            <text:p>3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1">
            <text:p>Beta-142351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4640.0">
            <text:p>46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13004">
            <text:p>Beta-113004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4910.0">
            <text:p>4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1">
            <text:p>Beta-134641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030.0">
            <text:p>603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1">
            <text:p>-7.9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34640">
            <text:p>Beta-134640</text:p>
          </table:table-cell>
          <table:table-cell office:value-type="float" office:value="51.55">
            <text:p>51.55</text:p>
          </table:table-cell>
          <table:table-cell office:value-type="float" office:value="-2.84">
            <text:p>-2.84</text:p>
          </table:table-cell>
          <table:table-cell office:value-type="float" office:value="6550.0">
            <text:p>6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7">
            <text:p>-9.3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42350">
            <text:p>Beta-142350</text:p>
          </table:table-cell>
          <table:table-cell office:value-type="float" office:value="51.29">
            <text:p>51.29</text:p>
          </table:table-cell>
          <table:table-cell office:value-type="float" office:value="-2.92">
            <text:p>-2.92</text:p>
          </table:table-cell>
          <table:table-cell office:value-type="float" office:value="3600.0">
            <text:p>36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7">
            <text:p>-4.8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HaslettEtal2001,ShennanEtal2018">
            <text:p>HaslettEtal2001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128779">
            <text:p>Beta-128779</text:p>
          </table:table-cell>
          <table:table-cell office:value-type="float" office:value="51.55">
            <text:p>51.55</text:p>
          </table:table-cell>
          <table:table-cell office:value-type="float" office:value="-2.83">
            <text:p>-2.83</text:p>
          </table:table-cell>
          <table:table-cell office:value-type="float" office:value="5670.0">
            <text:p>56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37">
            <text:p>-6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AllenHaslett2007,ShennanEtal2018">
            <text:p>AllenHaslett2007,ShennanEtal2018</text:p>
          </table:table-cell>
        </table:table-row>
        <table:table-row>
          <table:table-cell office:value-type="string" office:value="Bristol_Channel">
            <text:p>Bristol_Channel</text:p>
          </table:table-cell>
          <table:table-cell office:value-type="string" office:value="radiocarbon">
            <text:p>radiocarbon</text:p>
          </table:table-cell>
          <table:table-cell office:value-type="string" office:value="Beta-81686">
            <text:p>Beta-81686</text:p>
          </table:table-cell>
          <table:table-cell office:value-type="float" office:value="51.83">
            <text:p>51.83</text:p>
          </table:table-cell>
          <table:table-cell office:value-type="float" office:value="-2.33">
            <text:p>-2.3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3">
            <text:p>-2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ewlettBimie1996,ShennanEtal2018">
            <text:p>HewlettBimie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